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8000001760E594A0D46783D9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2" draw:layer="layout" svg:width="13.334cm" svg:height="9.894cm" svg:x="13.2cm" svg:y="3.706cm">
          <draw:image xlink:href="Pictures/10000201000001F8000001760E594A0D46783D9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6T14:10:15.705440402</meta:creation-date>
    <dc:date>2020-08-26T14:27:05.352168002</dc:date>
    <meta:editing-duration>PT6M39S</meta:editing-duration>
    <meta:editing-cycles>1</meta:editing-cycles>
    <meta:document-statistic meta:object-count="26"/>
    <meta:generator>LibreOffice/6.4.5.2$Linux_X86_64 LibreOffice_project/40$Build-2</meta:generator>
  </office:meta>
</office:document-meta>
</file>